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26mm"/>
    </style:style>
    <style:style style:name="co3" style:family="table-column">
      <style:table-column-properties fo:break-before="auto" style:column-width="25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4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table:number-columns-repeated="26"/>
          <table:table-cell office:value-type="string" calcext:value-type="string">
            <text:p>Length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Pulse 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24 Bi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string" calcext:value-type="string">
            <text:p>Off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 Bi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4 Bi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string" calcext:value-type="string">
            <text:p>Off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 Bi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4 Bit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string" calcext:value-type="string">
            <text:p>Off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 Bi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4 B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string" calcext:value-type="string">
            <text:p>Off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 Bi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style-name="ce1" office:value-type="string" calcext:value-type="string">
            <text:p>All</text:p>
          </table:table-cell>
          <table:table-cell office:value-type="string" calcext:value-type="string">
            <text:p>On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 Bit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string" calcext:value-type="string">
            <text:p>Off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 Bi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1" calcext:value-type="float">
            <text:p>2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02:08:55.7617450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02:08:58.524513312</meta:creation-date>
    <meta:editing-duration>PT1M54S</meta:editing-duration>
    <meta:editing-cycles>2</meta:editing-cycles>
    <meta:generator>LibreOffice/5.3.7.2.0$Linux_X86_64 LibreOffice_project/30m0$Build-2</meta:generator>
    <dc:date>2017-12-11T02:20:53.734148526</dc:date>
    <meta:document-statistic meta:table-count="1" meta:cell-count="299" meta:object-count="0"/>
  </office:meta>
</office:document-meta>
</file>